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0.449cm" fo:min-width="3.501cm"/>
    </style:style>
    <style:style style:name="gr3" style:family="graphic" style:parent-style-name="standard">
      <style:graphic-properties draw:stroke="none" svg:stroke-color="#000000" draw:fill="none" draw:fill-color="#ffffff" fo:min-height="3.58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3.843cm"/>
    </style:style>
    <style:style style:name="gr6" style:family="graphic" style:parent-style-name="standard">
      <style:graphic-properties draw:textarea-horizontal-align="justify" draw:textarea-vertical-align="middle" draw:auto-grow-height="false" fo:min-height="1.092cm" fo:min-width="5.85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2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032cm" svg:x="2.651cm" svg:y="1.889cm">
          <text:p text:style-name="P1">Receive new RS</text:p>
          <text:p text:style-name="P2"><text:span text:style-name="T1">Self.pending_RS_coun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001cm" svg:height="1.397cm" svg:x="1.254cm" svg:y="5.318cm">
          <text:p text:style-name="P1">Wait time <text:span text:style-name="T2">T</text:span><text:span text:style-name="T3"> for </text:span><text:span text:style-name="T4">RA-ANN</text:span><text:span text:style-name="T5"> ms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8.128cm" svg:height="3.833cm" svg:x="11.287cm" svg:y="1.264cm">
          <draw:text-box>
            <text:p><text:span text:style-name="T1">RS</text:span> = Router Solicitation</text:p>
            <text:p><text:span text:style-name="T1">TT</text:span> = Trickle Timer</text:p>
            <text:p><text:span text:style-name="T1">LL </text:span><text:span text:style-name="T6">= Link Layer</text:span></text:p>
            <text:p><text:span text:style-name="T1">NT </text:span><text:span text:style-name="T6">= Neighbor Table</text:span></text:p>
            <text:p><text:span text:style-name="T1">FT</text:span><text:span text:style-name="T6"> = Forwarding Table</text:span></text:p>
            <text:p><text:span text:style-name="T1">RA-MI</text:span> = Router Advertisement with <text:tab/><text:tab/> <text:s text:c="3"/><text:tab/>Mesh Info option</text:p>
            <text:p><text:span text:style-name="T1">RA-ANN </text:span><text:span text:style-name="T6">= Router Advertisement with </text:span><text:span text:style-name="T6"><text:tab/></text:span><text:span text:style-name="T6"><text:tab/></text:span><text:span text:style-name="T6"><text:tab/></text:span><text:span text:style-name="T6">Announcement option </text:span></text:p>
          </draw:text-box>
        </draw:frame>
        <draw:line draw:style-name="gr4" draw:text-style-name="P4" draw:layer="layout" svg:x1="9.128cm" svg:y1="6.08cm" svg:x2="12.303cm" svg:y2="7.604cm">
          <text:p/>
        </draw:line>
        <draw:custom-shape draw:style-name="gr5" draw:text-style-name="P1" draw:layer="layout" svg:width="4.343cm" svg:height="1.651cm" svg:x="12.36cm" svg:y="6.85cm">
          <text:p text:style-name="P1">Receive <text:span text:style-name="T1">RA-ANN</text:span><text:span text:style-name="T6"> msg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318cm" svg:y1="3.921cm" svg:x2="5.318cm" svg:y2="5.318cm">
          <text:p/>
        </draw:line>
        <draw:line draw:style-name="gr4" draw:text-style-name="P4" draw:layer="layout" svg:x1="5.191cm" svg:y1="6.736cm" svg:x2="5.191cm" svg:y2="8.26cm">
          <text:p/>
        </draw:line>
        <draw:custom-shape draw:style-name="gr6" draw:text-style-name="P1" draw:layer="layout" svg:width="6.35cm" svg:height="1.342cm" svg:x="2.057cm" svg:y="8.188cm">
          <text:p text:style-name="P1">Timer expire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112cm" svg:height="2.54cm" svg:x="12.049cm" svg:y="9.89cm">
          <text:p text:style-name="P1"><text:span text:style-name="T1">RA-ANN</text:span><text:span text:style-name="T6">.hop_count &lt; self.hop_count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4.97cm" svg:y1="8.493cm" svg:x2="15.605cm" svg:y2="9.89cm">
          <text:p/>
        </draw:line>
        <draw:line draw:style-name="gr8" draw:text-style-name="P4" draw:layer="layout" svg:x1="15.732cm" svg:y1="12.557cm" svg:x2="15.732cm" svg:y2="14.716cm">
          <text:p text:style-name="P1"/>
        </draw:line>
        <draw:frame draw:style-name="gr9" draw:text-style-name="P3" draw:layer="layout" svg:width="3.429cm" svg:height="2.032cm" svg:x="16.748cm" svg:y="12.811cm">
          <draw:text-box>
            <text:p><text:span text:style-name="T1">Yes</text:span> (heard mote has a better route than we can offer)</text:p>
          </draw:text-box>
        </draw:frame>
        <draw:custom-shape draw:style-name="gr10" draw:text-style-name="P1" draw:layer="layout" svg:width="3.429cm" svg:height="1.397cm" svg:x="14.208cm" svg:y="14.716cm">
          <text:p text:style-name="P1">Stop process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1.922cm" svg:y1="11.16cm" svg:x2="8.366cm" svg:y2="11.795cm">
          <text:p/>
        </draw:line>
        <draw:custom-shape draw:style-name="gr6" draw:text-style-name="P1" draw:layer="layout" svg:width="6.35cm" svg:height="1.342cm" svg:x="2.016cm" svg:y="11.16cm">
          <text:p text:style-name="P1">Send <text:span text:style-name="T1">RA-MI</text:span><text:span text:style-name="T6"> msg bcast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91cm" svg:y1="9.509cm" svg:x2="5.191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1:56:37.399659931</meta:creation-date>
    <dc:date>2016-04-12T12:33:29.547648015</dc:date>
    <meta:editing-duration>PT26M28S</meta:editing-duration>
    <meta:editing-cycles>6</meta:editing-cycles>
    <meta:generator>LibreOffice/5.1.2.2$Linux_X86_64 LibreOffice_project/10m0$Build-2</meta:generator>
    <meta:document-statistic meta:object-count="16"/>
  </office:meta>
</office:document-meta>
</file>